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8mm"/>
    </style:style>
    <style:style style:name="co2" style:family="table-column">
      <style:table-column-properties fo:break-before="auto" style:column-width="67.47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153.95mm"/>
    </style:style>
    <style:style style:name="co5" style:family="table-column">
      <style:table-column-properties fo:break-before="auto" style:column-width="36.4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8.0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automatic-find-labels="false"/>
      <table:table table:name="Ark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IO type</text:p>
          </table:table-cell>
          <table:table-cell office:value-type="string" calcext:value-type="string">
            <text:p>Paste to .tsproj file</text:p>
          </table:table-cell>
          <table:table-cell/>
        </table:table-row>
        <table:table-row table:style-name="ro2">
          <table:table-cell office:value-type="string" calcext:value-type="string">
            <text:p>LSL1_X</text:p>
          </table:table-cell>
          <table:table-cell table:style-name="ce3" office:value-type="string" calcext:value-type="string">
            <text:p>Level switch low 1</text:p>
          </table:table-cell>
          <table:table-cell office:value-type="string" calcext:value-type="string">
            <text:p>DI</text:p>
          </table:table-cell>
          <table:table-cell table:formula="of:=COM.MICROSOFT.CONCAT([$Ark2.A$8];[Ark1.A2];[$Ark2.A$9];[Ark1.A2];[$Ark2.A$10])" office:value-type="string" office:string-value="&lt;Link VarA=&quot;SimTask Outputs^GVL_SIM.LSL1_X&quot; VarB=&quot;PlcTask Inputs^GVL.LSL1_X&quot;/&gt;" calcext:value-type="string">
            <text:p>&lt;Link VarA="SimTask Outputs^GVL_SIM.LSL1_X" VarB="PlcTask Inputs^GVL.LSL1_X"/&gt;</text:p>
          </table:table-cell>
          <table:table-cell/>
        </table:table-row>
        <table:table-row table:style-name="ro2">
          <table:table-cell office:value-type="string" calcext:value-type="string">
            <text:p>LI2_X</text:p>
          </table:table-cell>
          <table:table-cell table:style-name="ce3" office:value-type="string" calcext:value-type="string">
            <text:p>Level indicator 2</text:p>
          </table:table-cell>
          <table:table-cell office:value-type="string" calcext:value-type="string">
            <text:p>DI</text:p>
          </table:table-cell>
          <table:table-cell table:formula="of:=COM.MICROSOFT.CONCAT([$Ark2.A$8];[Ark1.A3];[$Ark2.A$9];[Ark1.A3];[$Ark2.A$10])" office:value-type="string" office:string-value="&lt;Link VarA=&quot;SimTask Outputs^GVL_SIM.LI2_X&quot; VarB=&quot;PlcTask Inputs^GVL.LI2_X&quot;/&gt;" calcext:value-type="string">
            <text:p>&lt;Link VarA="SimTask Outputs^GVL_SIM.LI2_X" VarB="PlcTask Inputs^GVL.LI2_X"/&gt;</text:p>
          </table:table-cell>
          <table:table-cell/>
        </table:table-row>
        <table:table-row table:style-name="ro2">
          <table:table-cell office:value-type="string" calcext:value-type="string">
            <text:p>LI3_X</text:p>
          </table:table-cell>
          <table:table-cell table:style-name="ce3" office:value-type="string" calcext:value-type="string">
            <text:p>Level indicator 3</text:p>
          </table:table-cell>
          <table:table-cell office:value-type="string" calcext:value-type="string">
            <text:p>DI</text:p>
          </table:table-cell>
          <table:table-cell table:formula="of:=COM.MICROSOFT.CONCAT([$Ark2.A$8];[Ark1.A4];[$Ark2.A$9];[Ark1.A4];[$Ark2.A$10])" office:value-type="string" office:string-value="&lt;Link VarA=&quot;SimTask Outputs^GVL_SIM.LI3_X&quot; VarB=&quot;PlcTask Inputs^GVL.LI3_X&quot;/&gt;" calcext:value-type="string">
            <text:p>&lt;Link VarA="SimTask Outputs^GVL_SIM.LI3_X" VarB="PlcTask Inputs^GVL.LI3_X"/&gt;</text:p>
          </table:table-cell>
          <table:table-cell/>
        </table:table-row>
        <table:table-row table:style-name="ro2">
          <table:table-cell office:value-type="string" calcext:value-type="string">
            <text:p>LI4_X</text:p>
          </table:table-cell>
          <table:table-cell table:style-name="ce3" office:value-type="string" calcext:value-type="string">
            <text:p>Level indicator 4</text:p>
          </table:table-cell>
          <table:table-cell office:value-type="string" calcext:value-type="string">
            <text:p>DI</text:p>
          </table:table-cell>
          <table:table-cell table:formula="of:=COM.MICROSOFT.CONCAT([$Ark2.A$8];[Ark1.A5];[$Ark2.A$9];[Ark1.A5];[$Ark2.A$10])" office:value-type="string" office:string-value="&lt;Link VarA=&quot;SimTask Outputs^GVL_SIM.LI4_X&quot; VarB=&quot;PlcTask Inputs^GVL.LI4_X&quot;/&gt;" calcext:value-type="string">
            <text:p>&lt;Link VarA="SimTask Outputs^GVL_SIM.LI4_X" VarB="PlcTask Inputs^GVL.LI4_X"/&gt;</text:p>
          </table:table-cell>
          <table:table-cell/>
        </table:table-row>
        <table:table-row table:style-name="ro2">
          <table:table-cell office:value-type="string" calcext:value-type="string">
            <text:p>LAH5_X</text:p>
          </table:table-cell>
          <table:table-cell table:style-name="ce3" office:value-type="string" calcext:value-type="string">
            <text:p>Level alarm high 5</text:p>
          </table:table-cell>
          <table:table-cell office:value-type="string" calcext:value-type="string">
            <text:p>DI</text:p>
          </table:table-cell>
          <table:table-cell table:formula="of:=COM.MICROSOFT.CONCAT([$Ark2.A$8];[Ark1.A6];[$Ark2.A$9];[Ark1.A6];[$Ark2.A$10])" office:value-type="string" office:string-value="&lt;Link VarA=&quot;SimTask Outputs^GVL_SIM.LAH5_X&quot; VarB=&quot;PlcTask Inputs^GVL.LAH5_X&quot;/&gt;" calcext:value-type="string">
            <text:p>&lt;Link VarA="SimTask Outputs^GVL_SIM.LAH5_X" VarB="PlcTask Inputs^GVL.LAH5_X"/&gt;</text:p>
          </table:table-cell>
          <table:table-cell/>
        </table:table-row>
        <table:table-row table:style-name="ro2">
          <table:table-cell office:value-type="string" calcext:value-type="string">
            <text:p>P01_XGH</text:p>
          </table:table-cell>
          <table:table-cell table:style-name="ce3" office:value-type="string" calcext:value-type="string">
            <text:p>Pump 1 going high feedback</text:p>
          </table:table-cell>
          <table:table-cell office:value-type="string" calcext:value-type="string">
            <text:p>DI</text:p>
          </table:table-cell>
          <table:table-cell table:formula="of:=COM.MICROSOFT.CONCAT([$Ark2.A$8];[Ark1.A7];[$Ark2.A$9];[Ark1.A7];[$Ark2.A$10])" office:value-type="string" office:string-value="&lt;Link VarA=&quot;SimTask Outputs^GVL_SIM.P01_XGH&quot; VarB=&quot;PlcTask Inputs^GVL.P01_XGH&quot;/&gt;" calcext:value-type="string">
            <text:p>&lt;Link VarA="SimTask Outputs^GVL_SIM.P01_XGH" VarB="PlcTask Inputs^GVL.P01_XGH"/&gt;</text:p>
          </table:table-cell>
          <table:table-cell/>
        </table:table-row>
        <table:table-row table:style-name="ro2">
          <table:table-cell office:value-type="string" calcext:value-type="string">
            <text:p>P02_XGH</text:p>
          </table:table-cell>
          <table:table-cell table:style-name="ce3" office:value-type="string" calcext:value-type="string">
            <text:p>Pump 2 going high feedback</text:p>
          </table:table-cell>
          <table:table-cell office:value-type="string" calcext:value-type="string">
            <text:p>DI</text:p>
          </table:table-cell>
          <table:table-cell table:formula="of:=COM.MICROSOFT.CONCAT([$Ark2.A$8];[Ark1.A8];[$Ark2.A$9];[Ark1.A8];[$Ark2.A$10])" office:value-type="string" office:string-value="&lt;Link VarA=&quot;SimTask Outputs^GVL_SIM.P02_XGH&quot; VarB=&quot;PlcTask Inputs^GVL.P02_XGH&quot;/&gt;" calcext:value-type="string">
            <text:p>&lt;Link VarA="SimTask Outputs^GVL_SIM.P02_XGH" VarB="PlcTask Inputs^GVL.P02_XGH"/&gt;</text:p>
          </table:table-cell>
          <table:table-cell/>
        </table:table-row>
        <table:table-row table:style-name="ro2">
          <table:table-cell office:value-type="string" calcext:value-type="string">
            <text:p>P03_XGH</text:p>
          </table:table-cell>
          <table:table-cell table:style-name="ce3" office:value-type="string" calcext:value-type="string">
            <text:p>Pump 3 going high feedback</text:p>
          </table:table-cell>
          <table:table-cell office:value-type="string" calcext:value-type="string">
            <text:p>DI</text:p>
          </table:table-cell>
          <table:table-cell table:formula="of:=COM.MICROSOFT.CONCAT([$Ark2.A$8];[Ark1.A9];[$Ark2.A$9];[Ark1.A9];[$Ark2.A$10])" office:value-type="string" office:string-value="&lt;Link VarA=&quot;SimTask Outputs^GVL_SIM.P03_XGH&quot; VarB=&quot;PlcTask Inputs^GVL.P03_XGH&quot;/&gt;" calcext:value-type="string">
            <text:p>&lt;Link VarA="SimTask Outputs^GVL_SIM.P03_XGH" VarB="PlcTask Inputs^GVL.P03_XGH"/&gt;</text:p>
          </table:table-cell>
          <table:table-cell/>
        </table:table-row>
        <table:table-row table:style-name="ro2">
          <table:table-cell office:value-type="string" calcext:value-type="string">
            <text:p>P01_LO</text:p>
          </table:table-cell>
          <table:table-cell table:style-name="ce3" office:value-type="string" calcext:value-type="string">
            <text:p>Pump 1 lock outside mode</text:p>
          </table:table-cell>
          <table:table-cell office:value-type="string" calcext:value-type="string">
            <text:p>DI</text:p>
          </table:table-cell>
          <table:table-cell table:formula="of:=COM.MICROSOFT.CONCAT([$Ark2.A$8];[Ark1.A10];[$Ark2.A$9];[Ark1.A10];[$Ark2.A$10])" office:value-type="string" office:string-value="&lt;Link VarA=&quot;SimTask Outputs^GVL_SIM.P01_LO&quot; VarB=&quot;PlcTask Inputs^GVL.P01_LO&quot;/&gt;" calcext:value-type="string">
            <text:p>&lt;Link VarA="SimTask Outputs^GVL_SIM.P01_LO" VarB="PlcTask Inputs^GVL.P01_LO"/&gt;</text:p>
          </table:table-cell>
          <table:table-cell/>
        </table:table-row>
        <table:table-row table:style-name="ro2">
          <table:table-cell office:value-type="string" calcext:value-type="string">
            <text:p>P02_LO</text:p>
          </table:table-cell>
          <table:table-cell table:style-name="ce3" office:value-type="string" calcext:value-type="string">
            <text:p>Pump 2 lock outside mode</text:p>
          </table:table-cell>
          <table:table-cell office:value-type="string" calcext:value-type="string">
            <text:p>DI</text:p>
          </table:table-cell>
          <table:table-cell table:formula="of:=COM.MICROSOFT.CONCAT([$Ark2.A$8];[Ark1.A11];[$Ark2.A$9];[Ark1.A11];[$Ark2.A$10])" office:value-type="string" office:string-value="&lt;Link VarA=&quot;SimTask Outputs^GVL_SIM.P02_LO&quot; VarB=&quot;PlcTask Inputs^GVL.P02_LO&quot;/&gt;" calcext:value-type="string">
            <text:p>&lt;Link VarA="SimTask Outputs^GVL_SIM.P02_LO" VarB="PlcTask Inputs^GVL.P02_LO"/&gt;</text:p>
          </table:table-cell>
          <table:table-cell/>
        </table:table-row>
        <table:table-row table:style-name="ro2">
          <table:table-cell office:value-type="string" calcext:value-type="string">
            <text:p>P03_LO</text:p>
          </table:table-cell>
          <table:table-cell table:style-name="ce3" office:value-type="string" calcext:value-type="string">
            <text:p>Pump 3 lock outside mode</text:p>
          </table:table-cell>
          <table:table-cell office:value-type="string" calcext:value-type="string">
            <text:p>DI</text:p>
          </table:table-cell>
          <table:table-cell table:formula="of:=COM.MICROSOFT.CONCAT([$Ark2.A$8];[Ark1.A12];[$Ark2.A$9];[Ark1.A12];[$Ark2.A$10])" office:value-type="string" office:string-value="&lt;Link VarA=&quot;SimTask Outputs^GVL_SIM.P03_LO&quot; VarB=&quot;PlcTask Inputs^GVL.P03_LO&quot;/&gt;" calcext:value-type="string">
            <text:p>&lt;Link VarA="SimTask Outputs^GVL_SIM.P03_LO" VarB="PlcTask Inputs^GVL.P03_LO"/&gt;</text:p>
          </table:table-cell>
          <table:table-cell/>
        </table:table-row>
        <table:table-row table:style-name="ro2">
          <table:table-cell office:value-type="string" calcext:value-type="string">
            <text:p>P01_XOH</text:p>
          </table:table-cell>
          <table:table-cell table:style-name="ce3" office:value-type="string" calcext:value-type="string">
            <text:p>Pump 1 high command outside mode</text:p>
          </table:table-cell>
          <table:table-cell office:value-type="string" calcext:value-type="string">
            <text:p>DI</text:p>
          </table:table-cell>
          <table:table-cell table:formula="of:=COM.MICROSOFT.CONCAT([$Ark2.A$8];[Ark1.A13];[$Ark2.A$9];[Ark1.A13];[$Ark2.A$10])" office:value-type="string" office:string-value="&lt;Link VarA=&quot;SimTask Outputs^GVL_SIM.P01_XOH&quot; VarB=&quot;PlcTask Inputs^GVL.P01_XOH&quot;/&gt;" calcext:value-type="string">
            <text:p>&lt;Link VarA="SimTask Outputs^GVL_SIM.P01_XOH" VarB="PlcTask Inputs^GVL.P01_XOH"/&gt;</text:p>
          </table:table-cell>
          <table:table-cell/>
        </table:table-row>
        <table:table-row table:style-name="ro2">
          <table:table-cell office:value-type="string" calcext:value-type="string">
            <text:p>P01_XOL</text:p>
          </table:table-cell>
          <table:table-cell table:style-name="ce3" office:value-type="string" calcext:value-type="string">
            <text:p>Pump 1 low command outside mode</text:p>
          </table:table-cell>
          <table:table-cell office:value-type="string" calcext:value-type="string">
            <text:p>DI</text:p>
          </table:table-cell>
          <table:table-cell table:formula="of:=COM.MICROSOFT.CONCAT([$Ark2.A$8];[Ark1.A14];[$Ark2.A$9];[Ark1.A14];[$Ark2.A$10])" office:value-type="string" office:string-value="&lt;Link VarA=&quot;SimTask Outputs^GVL_SIM.P01_XOL&quot; VarB=&quot;PlcTask Inputs^GVL.P01_XOL&quot;/&gt;" calcext:value-type="string">
            <text:p>&lt;Link VarA="SimTask Outputs^GVL_SIM.P01_XOL" VarB="PlcTask Inputs^GVL.P01_XOL"/&gt;</text:p>
          </table:table-cell>
          <table:table-cell/>
        </table:table-row>
        <table:table-row table:style-name="ro2">
          <table:table-cell office:value-type="string" calcext:value-type="string">
            <text:p>P02_XOH</text:p>
          </table:table-cell>
          <table:table-cell table:style-name="ce3" office:value-type="string" calcext:value-type="string">
            <text:p>Pump 2 high command outside mode</text:p>
          </table:table-cell>
          <table:table-cell office:value-type="string" calcext:value-type="string">
            <text:p>DI</text:p>
          </table:table-cell>
          <table:table-cell table:formula="of:=COM.MICROSOFT.CONCAT([$Ark2.A$8];[Ark1.A15];[$Ark2.A$9];[Ark1.A15];[$Ark2.A$10])" office:value-type="string" office:string-value="&lt;Link VarA=&quot;SimTask Outputs^GVL_SIM.P02_XOH&quot; VarB=&quot;PlcTask Inputs^GVL.P02_XOH&quot;/&gt;" calcext:value-type="string">
            <text:p>&lt;Link VarA="SimTask Outputs^GVL_SIM.P02_XOH" VarB="PlcTask Inputs^GVL.P02_XOH"/&gt;</text:p>
          </table:table-cell>
          <table:table-cell/>
        </table:table-row>
        <table:table-row table:style-name="ro2">
          <table:table-cell office:value-type="string" calcext:value-type="string">
            <text:p>P02_XOL</text:p>
          </table:table-cell>
          <table:table-cell table:style-name="ce3" office:value-type="string" calcext:value-type="string">
            <text:p>Pump 2 low command outside mode</text:p>
          </table:table-cell>
          <table:table-cell office:value-type="string" calcext:value-type="string">
            <text:p>DI</text:p>
          </table:table-cell>
          <table:table-cell table:formula="of:=COM.MICROSOFT.CONCAT([$Ark2.A$8];[Ark1.A16];[$Ark2.A$9];[Ark1.A16];[$Ark2.A$10])" office:value-type="string" office:string-value="&lt;Link VarA=&quot;SimTask Outputs^GVL_SIM.P02_XOL&quot; VarB=&quot;PlcTask Inputs^GVL.P02_XOL&quot;/&gt;" calcext:value-type="string">
            <text:p>&lt;Link VarA="SimTask Outputs^GVL_SIM.P02_XOL" VarB="PlcTask Inputs^GVL.P02_XOL"/&gt;</text:p>
          </table:table-cell>
          <table:table-cell/>
        </table:table-row>
        <table:table-row table:style-name="ro2">
          <table:table-cell office:value-type="string" calcext:value-type="string">
            <text:p>P03_XOH</text:p>
          </table:table-cell>
          <table:table-cell table:style-name="ce3" office:value-type="string" calcext:value-type="string">
            <text:p>Pump 3 high command outside mode</text:p>
          </table:table-cell>
          <table:table-cell office:value-type="string" calcext:value-type="string">
            <text:p>DI</text:p>
          </table:table-cell>
          <table:table-cell table:formula="of:=COM.MICROSOFT.CONCAT([$Ark2.A$8];[Ark1.A17];[$Ark2.A$9];[Ark1.A17];[$Ark2.A$10])" office:value-type="string" office:string-value="&lt;Link VarA=&quot;SimTask Outputs^GVL_SIM.P03_XOH&quot; VarB=&quot;PlcTask Inputs^GVL.P03_XOH&quot;/&gt;" calcext:value-type="string">
            <text:p>&lt;Link VarA="SimTask Outputs^GVL_SIM.P03_XOH" VarB="PlcTask Inputs^GVL.P03_XOH"/&gt;</text:p>
          </table:table-cell>
          <table:table-cell/>
        </table:table-row>
        <table:table-row table:style-name="ro2">
          <table:table-cell office:value-type="string" calcext:value-type="string">
            <text:p>P03_XOL</text:p>
          </table:table-cell>
          <table:table-cell table:style-name="ce3" office:value-type="string" calcext:value-type="string">
            <text:p>Pump 3 low command outside mode</text:p>
          </table:table-cell>
          <table:table-cell office:value-type="string" calcext:value-type="string">
            <text:p>DI</text:p>
          </table:table-cell>
          <table:table-cell table:formula="of:=COM.MICROSOFT.CONCAT([$Ark2.A$8];[Ark1.A18];[$Ark2.A$9];[Ark1.A18];[$Ark2.A$10])" office:value-type="string" office:string-value="&lt;Link VarA=&quot;SimTask Outputs^GVL_SIM.P03_XOL&quot; VarB=&quot;PlcTask Inputs^GVL.P03_XOL&quot;/&gt;" calcext:value-type="string">
            <text:p>&lt;Link VarA="SimTask Outputs^GVL_SIM.P03_XOL" VarB="PlcTask Inputs^GVL.P03_XOL"/&gt;</text:p>
          </table:table-cell>
          <table:table-cell/>
        </table:table-row>
        <table:table-row table:style-name="ro2">
          <table:table-cell office:value-type="string" calcext:value-type="string">
            <text:p>Estop1_A</text:p>
          </table:table-cell>
          <table:table-cell table:style-name="ce3" office:value-type="string" calcext:value-type="string">
            <text:p>Emergency stop 1 A-circuit</text:p>
          </table:table-cell>
          <table:table-cell office:value-type="string" calcext:value-type="string">
            <text:p>DI</text:p>
          </table:table-cell>
          <table:table-cell table:formula="of:=COM.MICROSOFT.CONCAT([$Ark2.A$8];[Ark1.A19];[$Ark2.A$9];[Ark1.A19];[$Ark2.A$10])" office:value-type="string" office:string-value="&lt;Link VarA=&quot;SimTask Outputs^GVL_SIM.Estop1_A&quot; VarB=&quot;PlcTask Inputs^GVL.Estop1_A&quot;/&gt;" calcext:value-type="string">
            <text:p>&lt;Link VarA="SimTask Outputs^GVL_SIM.Estop1_A" VarB="PlcTask Inputs^GVL.Estop1_A"/&gt;</text:p>
          </table:table-cell>
          <table:table-cell/>
        </table:table-row>
        <table:table-row table:style-name="ro2">
          <table:table-cell office:value-type="string" calcext:value-type="string">
            <text:p>Estop1_B</text:p>
          </table:table-cell>
          <table:table-cell table:style-name="ce3" office:value-type="string" calcext:value-type="string">
            <text:p>Emergency stop 1 B-circuit</text:p>
          </table:table-cell>
          <table:table-cell office:value-type="string" calcext:value-type="string">
            <text:p>DI</text:p>
          </table:table-cell>
          <table:table-cell table:formula="of:=COM.MICROSOFT.CONCAT([$Ark2.A$8];[Ark1.A20];[$Ark2.A$9];[Ark1.A20];[$Ark2.A$10])" office:value-type="string" office:string-value="&lt;Link VarA=&quot;SimTask Outputs^GVL_SIM.Estop1_B&quot; VarB=&quot;PlcTask Inputs^GVL.Estop1_B&quot;/&gt;" calcext:value-type="string">
            <text:p>&lt;Link VarA="SimTask Outputs^GVL_SIM.Estop1_B" VarB="PlcTask Inputs^GVL.Estop1_B"/&gt;</text:p>
          </table:table-cell>
          <table:table-cell/>
        </table:table-row>
        <table:table-row table:style-name="ro2">
          <table:table-cell office:value-type="string" calcext:value-type="string">
            <text:p>P01_Y</text:p>
          </table:table-cell>
          <table:table-cell table:style-name="ce3" office:value-type="string" calcext:value-type="string">
            <text:p>Pump 1 command On/Off</text:p>
          </table:table-cell>
          <table:table-cell office:value-type="string" calcext:value-type="string">
            <text:p>DO</text:p>
          </table:table-cell>
          <table:table-cell table:formula="of:=COM.MICROSOFT.CONCAT([$Ark2.A$2];[Ark1.A21];[$Ark2.A$3];[Ark1.A21];[$Ark2.A$4])" office:value-type="string" office:string-value="&lt;Link VarA=&quot;SimTask Inputs^GVL_SIM.P01_Y&quot; VarB=&quot;PlcTask Outputs^GVL.P01_Y&quot;/&gt;" calcext:value-type="string">
            <text:p>&lt;Link VarA="SimTask Inputs^GVL_SIM.P01_Y" VarB="PlcTask Outputs^GVL.P01_Y"/&gt;</text:p>
          </table:table-cell>
          <table:table-cell/>
        </table:table-row>
        <table:table-row table:style-name="ro2">
          <table:table-cell office:value-type="string" calcext:value-type="string">
            <text:p>P02_Y</text:p>
          </table:table-cell>
          <table:table-cell table:style-name="ce3" office:value-type="string" calcext:value-type="string">
            <text:p>Pump 2 command On/Off</text:p>
          </table:table-cell>
          <table:table-cell office:value-type="string" calcext:value-type="string">
            <text:p>DO</text:p>
          </table:table-cell>
          <table:table-cell table:formula="of:=COM.MICROSOFT.CONCAT([$Ark2.A$2];[Ark1.A22];[$Ark2.A$3];[Ark1.A22];[$Ark2.A$4])" office:value-type="string" office:string-value="&lt;Link VarA=&quot;SimTask Inputs^GVL_SIM.P02_Y&quot; VarB=&quot;PlcTask Outputs^GVL.P02_Y&quot;/&gt;" calcext:value-type="string">
            <text:p>&lt;Link VarA="SimTask Inputs^GVL_SIM.P02_Y" VarB="PlcTask Outputs^GVL.P02_Y"/&gt;</text:p>
          </table:table-cell>
          <table:table-cell/>
        </table:table-row>
        <table:table-row table:style-name="ro2">
          <table:table-cell office:value-type="string" calcext:value-type="string">
            <text:p>P03_Y</text:p>
          </table:table-cell>
          <table:table-cell table:style-name="ce3" office:value-type="string" calcext:value-type="string">
            <text:p>Pump 3 command On/Off</text:p>
          </table:table-cell>
          <table:table-cell office:value-type="string" calcext:value-type="string">
            <text:p>DO</text:p>
          </table:table-cell>
          <table:table-cell table:formula="of:=COM.MICROSOFT.CONCAT([$Ark2.A$2];[Ark1.A23];[$Ark2.A$3];[Ark1.A23];[$Ark2.A$4])" office:value-type="string" office:string-value="&lt;Link VarA=&quot;SimTask Inputs^GVL_SIM.P03_Y&quot; VarB=&quot;PlcTask Outputs^GVL.P03_Y&quot;/&gt;" calcext:value-type="string">
            <text:p>&lt;Link VarA="SimTask Inputs^GVL_SIM.P03_Y" VarB="PlcTask Outputs^GVL.P03_Y"/&gt;</text:p>
          </table:table-cell>
          <table:table-cell/>
        </table:table-row>
        <table:table-row table:style-name="ro2">
          <table:table-cell office:value-type="string" calcext:value-type="string">
            <text:p>Estop1_A1</text:p>
          </table:table-cell>
          <table:table-cell table:style-name="ce3" office:value-type="string" calcext:value-type="string">
            <text:p>Emergency stop 1 A-circuit pulsed supply</text:p>
          </table:table-cell>
          <table:table-cell office:value-type="string" calcext:value-type="string">
            <text:p>DO</text:p>
          </table:table-cell>
          <table:table-cell table:formula="of:=COM.MICROSOFT.CONCAT([$Ark2.A$2];[Ark1.A24];[$Ark2.A$3];[Ark1.A24];[$Ark2.A$4])" office:value-type="string" office:string-value="&lt;Link VarA=&quot;SimTask Inputs^GVL_SIM.Estop1_A1&quot; VarB=&quot;PlcTask Outputs^GVL.Estop1_A1&quot;/&gt;" calcext:value-type="string">
            <text:p>&lt;Link VarA="SimTask Inputs^GVL_SIM.Estop1_A1" VarB="PlcTask Outputs^GVL.Estop1_A1"/&gt;</text:p>
          </table:table-cell>
          <table:table-cell/>
        </table:table-row>
        <table:table-row table:style-name="ro2">
          <table:table-cell office:value-type="string" calcext:value-type="string">
            <text:p>Estop1_B1</text:p>
          </table:table-cell>
          <table:table-cell table:style-name="ce3" office:value-type="string" calcext:value-type="string">
            <text:p>Emergency stop 1 B-circuit pulsed supply</text:p>
          </table:table-cell>
          <table:table-cell office:value-type="string" calcext:value-type="string">
            <text:p>DO</text:p>
          </table:table-cell>
          <table:table-cell table:formula="of:=COM.MICROSOFT.CONCAT([$Ark2.A$2];[Ark1.A25];[$Ark2.A$3];[Ark1.A25];[$Ark2.A$4])" office:value-type="string" office:string-value="&lt;Link VarA=&quot;SimTask Inputs^GVL_SIM.Estop1_B1&quot; VarB=&quot;PlcTask Outputs^GVL.Estop1_B1&quot;/&gt;" calcext:value-type="string">
            <text:p>&lt;Link VarA="SimTask Inputs^GVL_SIM.Estop1_B1" VarB="PlcTask Outputs^GVL.Estop1_B1"/&gt;</text:p>
          </table:table-cell>
          <table:table-cell/>
        </table:table-row>
        <table:table-row table:style-name="ro2">
          <table:table-cell office:value-type="string" calcext:value-type="string">
            <text:p>Estop1_Y</text:p>
          </table:table-cell>
          <table:table-cell table:style-name="ce3" office:value-type="string" calcext:value-type="string">
            <text:p>Emergency stop 1 status</text:p>
          </table:table-cell>
          <table:table-cell office:value-type="string" calcext:value-type="string">
            <text:p>DO</text:p>
          </table:table-cell>
          <table:table-cell table:formula="of:=COM.MICROSOFT.CONCAT([$Ark2.A$2];[Ark1.A26];[$Ark2.A$3];[Ark1.A26];[$Ark2.A$4])" office:value-type="string" office:string-value="&lt;Link VarA=&quot;SimTask Inputs^GVL_SIM.Estop1_Y&quot; VarB=&quot;PlcTask Outputs^GVL.Estop1_Y&quot;/&gt;" calcext:value-type="string">
            <text:p>&lt;Link VarA="SimTask Inputs^GVL_SIM.Estop1_Y" VarB="PlcTask Outputs^GVL.Estop1_Y"/&gt;</text:p>
          </table:table-cell>
          <table:table-cell/>
        </table:table-row>
        <table:table-row table:style-name="ro2">
          <table:table-cell office:value-type="string" calcext:value-type="string">
            <text:p>P01_BO</text:p>
          </table:table-cell>
          <table:table-cell table:style-name="ce3" office:value-type="string" calcext:value-type="string">
            <text:p>Pump 1 outside mode status</text:p>
          </table:table-cell>
          <table:table-cell office:value-type="string" calcext:value-type="string">
            <text:p>DO</text:p>
          </table:table-cell>
          <table:table-cell table:formula="of:=COM.MICROSOFT.CONCAT([$Ark2.A$2];[Ark1.A27];[$Ark2.A$3];[Ark1.A27];[$Ark2.A$4])" office:value-type="string" office:string-value="&lt;Link VarA=&quot;SimTask Inputs^GVL_SIM.P01_BO&quot; VarB=&quot;PlcTask Outputs^GVL.P01_BO&quot;/&gt;" calcext:value-type="string">
            <text:p>&lt;Link VarA="SimTask Inputs^GVL_SIM.P01_BO" VarB="PlcTask Outputs^GVL.P01_BO"/&gt;</text:p>
          </table:table-cell>
          <table:table-cell/>
        </table:table-row>
        <table:table-row table:style-name="ro2">
          <table:table-cell office:value-type="string" calcext:value-type="string">
            <text:p>P02_BO</text:p>
          </table:table-cell>
          <table:table-cell table:style-name="ce3" office:value-type="string" calcext:value-type="string">
            <text:p>Pump 2 outside mode status</text:p>
          </table:table-cell>
          <table:table-cell office:value-type="string" calcext:value-type="string">
            <text:p>DO</text:p>
          </table:table-cell>
          <table:table-cell table:formula="of:=COM.MICROSOFT.CONCAT([$Ark2.A$2];[Ark1.A28];[$Ark2.A$3];[Ark1.A28];[$Ark2.A$4])" office:value-type="string" office:string-value="&lt;Link VarA=&quot;SimTask Inputs^GVL_SIM.P02_BO&quot; VarB=&quot;PlcTask Outputs^GVL.P02_BO&quot;/&gt;" calcext:value-type="string">
            <text:p>&lt;Link VarA="SimTask Inputs^GVL_SIM.P02_BO" VarB="PlcTask Outputs^GVL.P02_BO"/&gt;</text:p>
          </table:table-cell>
          <table:table-cell/>
        </table:table-row>
        <table:table-row table:style-name="ro2">
          <table:table-cell office:value-type="string" calcext:value-type="string">
            <text:p>P03_BO</text:p>
          </table:table-cell>
          <table:table-cell table:style-name="ce3" office:value-type="string" calcext:value-type="string">
            <text:p>Pump 3 outside mode status</text:p>
          </table:table-cell>
          <table:table-cell office:value-type="string" calcext:value-type="string">
            <text:p>DO</text:p>
          </table:table-cell>
          <table:table-cell table:formula="of:=COM.MICROSOFT.CONCAT([$Ark2.A$2];[Ark1.A29];[$Ark2.A$3];[Ark1.A29];[$Ark2.A$4])" office:value-type="string" office:string-value="&lt;Link VarA=&quot;SimTask Inputs^GVL_SIM.P03_BO&quot; VarB=&quot;PlcTask Outputs^GVL.P03_BO&quot;/&gt;" calcext:value-type="string">
            <text:p>&lt;Link VarA="SimTask Inputs^GVL_SIM.P03_BO" VarB="PlcTask Outputs^GVL.P03_BO"/&gt;</text:p>
          </table:table-cell>
          <table:table-cell/>
        </table:table-row>
        <table:table-row table:style-name="ro2">
          <table:table-cell office:value-type="string" calcext:value-type="string">
            <text:p>P01_BCH</text:p>
          </table:table-cell>
          <table:table-cell table:style-name="ce3" office:value-type="string" calcext:value-type="string">
            <text:p>Pump 1 binary confirmed high</text:p>
          </table:table-cell>
          <table:table-cell office:value-type="string" calcext:value-type="string">
            <text:p>DO</text:p>
          </table:table-cell>
          <table:table-cell table:formula="of:=COM.MICROSOFT.CONCAT([$Ark2.A$2];[Ark1.A30];[$Ark2.A$3];[Ark1.A30];[$Ark2.A$4])" office:value-type="string" office:string-value="&lt;Link VarA=&quot;SimTask Inputs^GVL_SIM.P01_BCH&quot; VarB=&quot;PlcTask Outputs^GVL.P01_BCH&quot;/&gt;" calcext:value-type="string">
            <text:p>&lt;Link VarA="SimTask Inputs^GVL_SIM.P01_BCH" VarB="PlcTask Outputs^GVL.P01_BCH"/&gt;</text:p>
          </table:table-cell>
          <table:table-cell/>
        </table:table-row>
        <table:table-row table:style-name="ro2">
          <table:table-cell office:value-type="string" calcext:value-type="string">
            <text:p>P02_BCH</text:p>
          </table:table-cell>
          <table:table-cell table:style-name="ce3" office:value-type="string" calcext:value-type="string">
            <text:p>Pump 2 binary confirmed high</text:p>
          </table:table-cell>
          <table:table-cell office:value-type="string" calcext:value-type="string">
            <text:p>DO</text:p>
          </table:table-cell>
          <table:table-cell table:formula="of:=COM.MICROSOFT.CONCAT([$Ark2.A$2];[Ark1.A31];[$Ark2.A$3];[Ark1.A31];[$Ark2.A$4])" office:value-type="string" office:string-value="&lt;Link VarA=&quot;SimTask Inputs^GVL_SIM.P02_BCH&quot; VarB=&quot;PlcTask Outputs^GVL.P02_BCH&quot;/&gt;" calcext:value-type="string">
            <text:p>&lt;Link VarA="SimTask Inputs^GVL_SIM.P02_BCH" VarB="PlcTask Outputs^GVL.P02_BCH"/&gt;</text:p>
          </table:table-cell>
          <table:table-cell/>
        </table:table-row>
        <table:table-row table:style-name="ro2">
          <table:table-cell office:value-type="string" calcext:value-type="string">
            <text:p>P03_BCH</text:p>
          </table:table-cell>
          <table:table-cell table:style-name="ce3" office:value-type="string" calcext:value-type="string">
            <text:p>Pump 3 binary confirmed high</text:p>
          </table:table-cell>
          <table:table-cell office:value-type="string" calcext:value-type="string">
            <text:p>DO</text:p>
          </table:table-cell>
          <table:table-cell table:formula="of:=COM.MICROSOFT.CONCAT([$Ark2.A$2];[Ark1.A32];[$Ark2.A$3];[Ark1.A32];[$Ark2.A$4])" office:value-type="string" office:string-value="&lt;Link VarA=&quot;SimTask Inputs^GVL_SIM.P03_BCH&quot; VarB=&quot;PlcTask Outputs^GVL.P03_BCH&quot;/&gt;" calcext:value-type="string">
            <text:p>&lt;Link VarA="SimTask Inputs^GVL_SIM.P03_BCH" VarB="PlcTask Outputs^GVL.P03_BCH"/&gt;</text:p>
          </table:table-cell>
          <table:table-cell/>
        </table:table-row>
        <table:table-row table:style-name="ro2">
          <table:table-cell office:value-type="string" calcext:value-type="string">
            <text:p>P01_BCL</text:p>
          </table:table-cell>
          <table:table-cell table:style-name="ce3" office:value-type="string" calcext:value-type="string">
            <text:p>Pump 1 binary confirmed low</text:p>
          </table:table-cell>
          <table:table-cell office:value-type="string" calcext:value-type="string">
            <text:p>DO</text:p>
          </table:table-cell>
          <table:table-cell table:formula="of:=COM.MICROSOFT.CONCAT([$Ark2.A$2];[Ark1.A33];[$Ark2.A$3];[Ark1.A33];[$Ark2.A$4])" office:value-type="string" office:string-value="&lt;Link VarA=&quot;SimTask Inputs^GVL_SIM.P01_BCL&quot; VarB=&quot;PlcTask Outputs^GVL.P01_BCL&quot;/&gt;" calcext:value-type="string">
            <text:p>&lt;Link VarA="SimTask Inputs^GVL_SIM.P01_BCL" VarB="PlcTask Outputs^GVL.P01_BCL"/&gt;</text:p>
          </table:table-cell>
          <table:table-cell/>
        </table:table-row>
        <table:table-row table:style-name="ro2">
          <table:table-cell office:value-type="string" calcext:value-type="string">
            <text:p>P02_BCL</text:p>
          </table:table-cell>
          <table:table-cell table:style-name="ce3" office:value-type="string" calcext:value-type="string">
            <text:p>Pump 2 binary confirmed low</text:p>
          </table:table-cell>
          <table:table-cell office:value-type="string" calcext:value-type="string">
            <text:p>DO</text:p>
          </table:table-cell>
          <table:table-cell table:formula="of:=COM.MICROSOFT.CONCAT([$Ark2.A$2];[Ark1.A34];[$Ark2.A$3];[Ark1.A34];[$Ark2.A$4])" office:value-type="string" office:string-value="&lt;Link VarA=&quot;SimTask Inputs^GVL_SIM.P02_BCL&quot; VarB=&quot;PlcTask Outputs^GVL.P02_BCL&quot;/&gt;" calcext:value-type="string">
            <text:p>&lt;Link VarA="SimTask Inputs^GVL_SIM.P02_BCL" VarB="PlcTask Outputs^GVL.P02_BCL"/&gt;</text:p>
          </table:table-cell>
          <table:table-cell/>
        </table:table-row>
        <table:table-row table:style-name="ro2">
          <table:table-cell office:value-type="string" calcext:value-type="string">
            <text:p>P03_BCL</text:p>
          </table:table-cell>
          <table:table-cell table:style-name="ce3" office:value-type="string" calcext:value-type="string">
            <text:p>Pump 3 binary confirmed low</text:p>
          </table:table-cell>
          <table:table-cell office:value-type="string" calcext:value-type="string">
            <text:p>DO</text:p>
          </table:table-cell>
          <table:table-cell table:formula="of:=COM.MICROSOFT.CONCAT([$Ark2.A$2];[Ark1.A35];[$Ark2.A$3];[Ark1.A35];[$Ark2.A$4])" office:value-type="string" office:string-value="&lt;Link VarA=&quot;SimTask Inputs^GVL_SIM.P03_BCL&quot; VarB=&quot;PlcTask Outputs^GVL.P03_BCL&quot;/&gt;" calcext:value-type="string">
            <text:p>&lt;Link VarA="SimTask Inputs^GVL_SIM.P03_BCL" VarB="PlcTask Outputs^GVL.P03_BCL"/&gt;</text:p>
          </table:table-cell>
          <table:table-cell/>
        </table:table-row>
        <table:table-row table:style-name="ro2" table:number-rows-repeated="10485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Ark2" table:style-name="ta1">
        <table:table-column table:style-name="co7" table:default-cell-style-name="Default"/>
        <table:table-row table:style-name="ro2">
          <table:table-cell office:value-type="string" calcext:value-type="string">
            <text:p>&lt;Link VarA="SimTask Inputs^GVL_SIM.P03_Y" VarB="PlcTask Outputs^GVL.P03_Y"/&gt;</text:p>
          </table:table-cell>
        </table:table-row>
        <table:table-row table:style-name="ro2">
          <table:table-cell office:value-type="string" calcext:value-type="string">
            <text:p>&lt;Link VarA="SimTask Inputs^GVL_SIM.</text:p>
          </table:table-cell>
        </table:table-row>
        <table:table-row table:style-name="ro2">
          <table:table-cell office:value-type="string" calcext:value-type="string">
            <text:p>" VarB="PlcTask Outputs^GVL.</text:p>
          </table:table-cell>
        </table:table-row>
        <table:table-row table:style-name="ro2">
          <table:table-cell office:value-type="string" calcext:value-type="string">
            <text:p>"/&gt;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&lt;Link VarA="SimTask Outputs^GVL_SIM.LI2_X" VarB="PlcTask Inputs^GVL.LI2_X"/&gt;</text:p>
          </table:table-cell>
        </table:table-row>
        <table:table-row table:style-name="ro2">
          <table:table-cell office:value-type="string" calcext:value-type="string">
            <text:p>&lt;Link VarA="SimTask Outputs^GVL_SIM.</text:p>
          </table:table-cell>
        </table:table-row>
        <table:table-row table:style-name="ro2">
          <table:table-cell office:value-type="string" calcext:value-type="string">
            <text:p>" VarB="PlcTask Inputs^GVL.</text:p>
          </table:table-cell>
        </table:table-row>
        <table:table-row table:style-name="ro2">
          <table:table-cell office:value-type="string" calcext:value-type="string">
            <text:p>"/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20:34:39.147000000</meta:creation-date>
    <dc:date>2016-11-15T20:58:23.334000000</dc:date>
    <meta:editing-duration>PT11M42S</meta:editing-duration>
    <meta:editing-cycles>3</meta:editing-cycles>
    <meta:generator>LibreOffice/5.2.0.4$Windows_x86 LibreOffice_project/066b007f5ebcc236395c7d282ba488bca6720265</meta:generator>
    <meta:document-statistic meta:table-count="2" meta:cell-count="148" meta:object-count="0"/>
  </office:meta>
</office:document-meta>
</file>